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69cm"/>
    </style:style>
    <style:style style:name="co11" style:family="table-column">
      <style:table-column-properties fo:break-before="auto" style:column-width="0.598cm"/>
    </style:style>
    <style:style style:name="co12" style:family="table-column">
      <style:table-column-properties fo:break-before="auto" style:column-width="1.8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ext-properties style:font-name="Liberation Sans" style:font-name-asian="TakaoPGothic" style:font-name-complex="TakaoPGoth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number-columns-repeated="8" table:default-cell-style-name="Default"/>
        <table:table-row table:style-name="ro1">
          <table:table-cell table:number-columns-repeated="10"/>
          <table:table-cell office:value-type="string" calcext:value-type="string">
            <text:p>OFFICE</text:p>
          </table:table-cell>
          <table:table-cell table:number-columns-repeated="2"/>
          <table:table-cell office:value-type="string" calcext:value-type="string">
            <text:p>Program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(1 / N) * (X_1N) * (X_1N)^T</text:p>
          </table:table-cell>
          <table:table-cell table:number-columns-repeated="2"/>
          <table:table-cell office:value-type="string" calcext:value-type="string">
            <text:p>(1 / N) * (X_1N) * (X_1N)^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N*</text:p>
          </table:table-cell>
          <table:table-cell table:style-name="ce1" office:value-type="float" office:value="1118.201" calcext:value-type="float">
            <text:p>1118.201</text:p>
          </table:table-cell>
          <table:table-cell office:value-type="string" calcext:value-type="string">
            <text:p>*</text:p>
          </table:table-cell>
          <table:table-cell table:style-name="ce3" office:value-type="float" office:value="1118.201" calcext:value-type="float">
            <text:p>1118.201</text:p>
          </table:table-cell>
          <table:table-cell table:style-name="ce4" office:value-type="float" office:value="1118.2629" calcext:value-type="float">
            <text:p>1118.2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(1/10) *</text:p>
          </table:table-cell>
          <table:table-cell table:style-name="ce5" table:formula="of:=[.B3]*[.D3]" office:value-type="float" office:value="1250373.476401" calcext:value-type="float">
            <text:p>1250373.476401</text:p>
          </table:table-cell>
          <table:table-cell table:style-name="ce7" table:formula="of:=[.B3]*[.E3]" office:value-type="float" office:value="1250442.6930429" calcext:value-type="float">
            <text:p>1250442.6930429</text:p>
          </table:table-cell>
          <table:table-cell office:value-type="string" calcext:value-type="string">
            <text:p>=</text:p>
          </table:table-cell>
          <table:table-cell table:style-name="ce5" table:formula="of:=[.H3]/10" office:value-type="float" office:value="125037.3476401" calcext:value-type="float">
            <text:p>125037.3476401</text:p>
          </table:table-cell>
          <table:table-cell table:style-name="ce5" table:formula="of:=[.I3]/10" office:value-type="float" office:value="125044.26930429" calcext:value-type="float">
            <text:p>125044.26930429</text:p>
          </table:table-cell>
          <table:table-cell/>
          <table:table-cell office:value-type="float" office:value="125037.37" calcext:value-type="float">
            <text:p>125037.37</text:p>
          </table:table-cell>
          <table:table-cell office:value-type="float" office:value="125044.27" calcext:value-type="float">
            <text:p>125044.27</text:p>
          </table:table-cell>
          <table:table-cell/>
          <table:table-cell table:formula="of:=[.N3]-[.K3]" office:value-type="float" office:value="0.0223598999873502" calcext:value-type="float">
            <text:p>0.0223599</text:p>
          </table:table-cell>
          <table:table-cell table:formula="of:=[.O3]-[.L3]" office:value-type="float" office:value="0.000695710012223572" calcext:value-type="float">
            <text:p>0.00069571</text:p>
          </table:table-cell>
        </table:table-row>
        <table:table-row table:style-name="ro1">
          <table:table-cell/>
          <table:table-cell table:style-name="ce2" office:value-type="float" office:value="1118.2629" calcext:value-type="float">
            <text:p>1118.2629</text:p>
          </table:table-cell>
          <table:table-cell table:number-columns-repeated="5"/>
          <table:table-cell table:style-name="ce6" table:formula="of:=[.B4]*[.D3]" office:value-type="float" office:value="1250442.6930429" calcext:value-type="float">
            <text:p>1250442.6930429</text:p>
          </table:table-cell>
          <table:table-cell table:style-name="ce8" table:formula="of:=[.B4]*[.E3]" office:value-type="float" office:value="1250511.91351641" calcext:value-type="float">
            <text:p>1250511.91351641</text:p>
          </table:table-cell>
          <table:table-cell/>
          <table:table-cell table:style-name="ce5" table:formula="of:=[.H4]/10" office:value-type="float" office:value="125044.26930429" calcext:value-type="float">
            <text:p>125044.26930429</text:p>
          </table:table-cell>
          <table:table-cell table:style-name="ce5" table:formula="of:=[.I4]/10" office:value-type="float" office:value="125051.191351641" calcext:value-type="float">
            <text:p>125051.191351641</text:p>
          </table:table-cell>
          <table:table-cell/>
          <table:table-cell office:value-type="float" office:value="125044.27" calcext:value-type="float">
            <text:p>125044.27</text:p>
          </table:table-cell>
          <table:table-cell office:value-type="float" office:value="125051.2" calcext:value-type="float">
            <text:p>125051.2</text:p>
          </table:table-cell>
          <table:table-cell/>
          <table:table-cell table:formula="of:=[.N4]-[.K4]" office:value-type="float" office:value="0.000695710012223572" calcext:value-type="float">
            <text:p>0.00069571</text:p>
          </table:table-cell>
          <table:table-cell table:formula="of:=[.O4]-[.L4]" office:value-type="float" office:value="0.00864835899847094" calcext:value-type="float">
            <text:p>0.00864835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OFFIC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16"/>
        </table:table-row>
        <table:table-row table:style-name="ro1">
          <table:table-cell/>
          <table:table-cell table:style-name="ce1" table:formula="of:=1118.201/10" office:value-type="float" office:value="111.8201" calcext:value-type="float">
            <text:p>111.8201</text:p>
          </table:table-cell>
          <table:table-cell table:number-columns-repeated="16"/>
        </table:table-row>
        <table:table-row table:style-name="ro1">
          <table:table-cell/>
          <table:table-cell table:style-name="ce2" table:formula="of:=1118.2629/10" office:value-type="float" office:value="111.82629" calcext:value-type="float">
            <text:p>111.82629</text:p>
          </table:table-cell>
          <table:table-cell table:number-columns-repeated="8"/>
          <table:table-cell office:value-type="string" calcext:value-type="string">
            <text:p>Program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* X^T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25037.36" calcext:value-type="float">
            <text:p>125037.36</text:p>
          </table:table-cell>
          <table:table-cell office:value-type="float" office:value="125044.28" calcext:value-type="float">
            <text:p>125044.28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125044.28" calcext:value-type="float">
            <text:p>125044.28</text:p>
          </table:table-cell>
          <table:table-cell office:value-type="float" office:value="125051.23" calcext:value-type="float">
            <text:p>125051.23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OFFIC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4"/>
          <table:table-cell office:value-type="string" calcext:value-type="string">
            <text:p>X-mean</text:p>
          </table:table-cell>
          <table:table-cell table:number-columns-repeated="3"/>
          <table:table-cell office:value-type="string" calcext:value-type="string">
            <text:p>OFFICE</text:p>
          </table:table-cell>
          <table:table-cell table:number-columns-repeated="2"/>
          <table:table-cell office:value-type="string" calcext:value-type="string">
            <text:p>OFFICE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11.813" calcext:value-type="float">
            <text:p>111.813</text:p>
          </table:table-cell>
          <table:table-cell table:style-name="ce3" table:formula="of:=1118.201/10" office:value-type="float" office:value="111.8201" calcext:value-type="float">
            <text:p>111.8201</text:p>
          </table:table-cell>
          <table:table-cell table:style-name="ce4" table:formula="of:=1118.2629/10" office:value-type="float" office:value="111.82629" calcext:value-type="float">
            <text:p>111.82629</text:p>
          </table:table-cell>
          <table:table-cell/>
          <table:table-cell table:formula="of:=[.B16]-[.D16]" office:value-type="float" office:value="-0.00709999999999411" calcext:value-type="float">
            <text:p>-0.0071</text:p>
          </table:table-cell>
          <table:table-cell table:formula="of:=[.C16]-[.E16]" office:value-type="float" office:value="-0.0132899999999978" calcext:value-type="float">
            <text:p>-0.01329</text:p>
          </table:table-cell>
          <table:table-cell table:number-columns-repeated="2"/>
          <table:table-cell office:value-type="string" calcext:value-type="string">
            <text:p>X * X^T - (1 / N) * (X_1N) * (X_1N)^T</text:p>
          </table:table-cell>
          <table:table-cell table:number-columns-repeated="2"/>
          <table:table-cell office:value-type="string" calcext:value-type="string">
            <text:p>(1 / N) * (X * X^T - (1 / N) * (X_1N) * (X_1N)^T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.813" calcext:value-type="float">
            <text:p>111.813</text:p>
          </table:table-cell>
          <table:table-cell office:value-type="float" office:value="111.801" calcext:value-type="float">
            <text:p>111.801</text:p>
          </table:table-cell>
          <table:table-cell table:style-name="ce3" table:formula="of:=1118.201/10" office:value-type="float" office:value="111.8201" calcext:value-type="float">
            <text:p>111.8201</text:p>
          </table:table-cell>
          <table:table-cell table:style-name="ce4" table:formula="of:=1118.2629/10" office:value-type="float" office:value="111.82629" calcext:value-type="float">
            <text:p>111.82629</text:p>
          </table:table-cell>
          <table:table-cell/>
          <table:table-cell table:formula="of:=[.B17]-[.D17]" office:value-type="float" office:value="-0.00709999999999411" calcext:value-type="float">
            <text:p>-0.0071</text:p>
          </table:table-cell>
          <table:table-cell table:formula="of:=[.C17]-[.E17]" office:value-type="float" office:value="-0.0252899999999983" calcext:value-type="float">
            <text:p>-0.02529</text:p>
          </table:table-cell>
          <table:table-cell table:number-columns-repeated="2"/>
          <table:table-cell table:formula="of:=[.K11]-[.K3]" office:value-type="float" office:value="0.0123598999925889" calcext:value-type="float">
            <text:p>0.0123599</text:p>
          </table:table-cell>
          <table:table-cell table:formula="of:=[.L11]-[.L3]" office:value-type="float" office:value="0.0106957100069849" calcext:value-type="float">
            <text:p>0.01069571</text:p>
          </table:table-cell>
          <table:table-cell/>
          <table:table-cell table:formula="of:=[.K17]/10" office:value-type="float" office:value="0.00123598999925889" calcext:value-type="float">
            <text:p>0.00123599</text:p>
          </table:table-cell>
          <table:table-cell table:formula="of:=[.L17]/10" office:value-type="float" office:value="0.00106957100069849" calcext:value-type="float">
            <text:p>0.001069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.801" calcext:value-type="float">
            <text:p>111.801</text:p>
          </table:table-cell>
          <table:table-cell office:value-type="float" office:value="111.808" calcext:value-type="float">
            <text:p>111.808</text:p>
          </table:table-cell>
          <table:table-cell table:style-name="ce3" table:formula="of:=1118.201/10" office:value-type="float" office:value="111.8201" calcext:value-type="float">
            <text:p>111.8201</text:p>
          </table:table-cell>
          <table:table-cell table:style-name="ce4" table:formula="of:=1118.2629/10" office:value-type="float" office:value="111.82629" calcext:value-type="float">
            <text:p>111.82629</text:p>
          </table:table-cell>
          <table:table-cell/>
          <table:table-cell table:formula="of:=[.B18]-[.D18]" office:value-type="float" office:value="-0.0190999999999946" calcext:value-type="float">
            <text:p>-0.0191</text:p>
          </table:table-cell>
          <table:table-cell table:formula="of:=[.C18]-[.E18]" office:value-type="float" office:value="-0.0182899999999933" calcext:value-type="float">
            <text:p>-0.01829</text:p>
          </table:table-cell>
          <table:table-cell table:number-columns-repeated="2"/>
          <table:table-cell table:formula="of:=[.K12]-[.K4]" office:value-type="float" office:value="0.0106957100069849" calcext:value-type="float">
            <text:p>0.01069571</text:p>
          </table:table-cell>
          <table:table-cell table:formula="of:=[.L12]-[.L4]" office:value-type="float" office:value="0.0386483589973068" calcext:value-type="float">
            <text:p>0.038648359</text:p>
          </table:table-cell>
          <table:table-cell/>
          <table:table-cell table:formula="of:=[.K18]/10" office:value-type="float" office:value="0.00106957100069849" calcext:value-type="float">
            <text:p>0.001069571</text:p>
          </table:table-cell>
          <table:table-cell table:formula="of:=[.L18]/10" office:value-type="float" office:value="0.00386483589973068" calcext:value-type="float">
            <text:p>0.0038648359</text:p>
          </table:table-cell>
          <table:table-cell/>
          <table:table-cell table:formula="of:=2^24" office:value-type="float" office:value="16777216" calcext:value-type="float">
            <text:p>16777216</text:p>
          </table:table-cell>
          <table:table-cell/>
        </table:table-row>
        <table:table-row table:style-name="ro1">
          <table:table-cell/>
          <table:table-cell office:value-type="float" office:value="111.808" calcext:value-type="float">
            <text:p>111.808</text:p>
          </table:table-cell>
          <table:table-cell office:value-type="float" office:value="111.809" calcext:value-type="float">
            <text:p>111.809</text:p>
          </table:table-cell>
          <table:table-cell table:style-name="ce3" table:formula="of:=1118.201/10" office:value-type="float" office:value="111.8201" calcext:value-type="float">
            <text:p>111.8201</text:p>
          </table:table-cell>
          <table:table-cell table:style-name="ce4" table:formula="of:=1118.2629/10" office:value-type="float" office:value="111.82629" calcext:value-type="float">
            <text:p>111.82629</text:p>
          </table:table-cell>
          <table:table-cell/>
          <table:table-cell table:formula="of:=[.B19]-[.D19]" office:value-type="float" office:value="-0.0120999999999896" calcext:value-type="float">
            <text:p>-0.0121</text:p>
          </table:table-cell>
          <table:table-cell table:formula="of:=[.C19]-[.E19]" office:value-type="float" office:value="-0.0172900000000027" calcext:value-type="float">
            <text:p>-0.017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1.809" calcext:value-type="float">
            <text:p>111.809</text:p>
          </table:table-cell>
          <table:table-cell office:value-type="float" office:value="111.822" calcext:value-type="float">
            <text:p>111.822</text:p>
          </table:table-cell>
          <table:table-cell table:style-name="ce3" table:formula="of:=1118.201/10" office:value-type="float" office:value="111.8201" calcext:value-type="float">
            <text:p>111.8201</text:p>
          </table:table-cell>
          <table:table-cell table:style-name="ce4" table:formula="of:=1118.2629/10" office:value-type="float" office:value="111.82629" calcext:value-type="float">
            <text:p>111.82629</text:p>
          </table:table-cell>
          <table:table-cell/>
          <table:table-cell table:formula="of:=[.B20]-[.D20]" office:value-type="float" office:value="-0.011099999999999" calcext:value-type="float">
            <text:p>-0.0111</text:p>
          </table:table-cell>
          <table:table-cell table:formula="of:=[.C20]-[.E20]" office:value-type="float" office:value="-0.00428999999999746" calcext:value-type="float">
            <text:p>-0.004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1.822" calcext:value-type="float">
            <text:p>111.822</text:p>
          </table:table-cell>
          <table:table-cell office:value-type="float" office:value="111.819" calcext:value-type="float">
            <text:p>111.819</text:p>
          </table:table-cell>
          <table:table-cell table:style-name="ce3" table:formula="of:=1118.201/10" office:value-type="float" office:value="111.8201" calcext:value-type="float">
            <text:p>111.8201</text:p>
          </table:table-cell>
          <table:table-cell table:style-name="ce4" table:formula="of:=1118.2629/10" office:value-type="float" office:value="111.82629" calcext:value-type="float">
            <text:p>111.82629</text:p>
          </table:table-cell>
          <table:table-cell/>
          <table:table-cell table:formula="of:=[.B21]-[.D21]" office:value-type="float" office:value="0.00190000000000623" calcext:value-type="float">
            <text:p>0.0019</text:p>
          </table:table-cell>
          <table:table-cell table:formula="of:=[.C21]-[.E21]" office:value-type="float" office:value="-0.00728999999999758" calcext:value-type="float">
            <text:p>-0.007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1.819" calcext:value-type="float">
            <text:p>111.819</text:p>
          </table:table-cell>
          <table:table-cell office:value-type="float" office:value="111.829" calcext:value-type="float">
            <text:p>111.829</text:p>
          </table:table-cell>
          <table:table-cell table:style-name="ce3" table:formula="of:=1118.201/10" office:value-type="float" office:value="111.8201" calcext:value-type="float">
            <text:p>111.8201</text:p>
          </table:table-cell>
          <table:table-cell table:style-name="ce4" table:formula="of:=1118.2629/10" office:value-type="float" office:value="111.82629" calcext:value-type="float">
            <text:p>111.82629</text:p>
          </table:table-cell>
          <table:table-cell/>
          <table:table-cell table:formula="of:=[.B22]-[.D22]" office:value-type="float" office:value="-0.00109999999999388" calcext:value-type="float">
            <text:p>-0.0011</text:p>
          </table:table-cell>
          <table:table-cell table:formula="of:=[.C22]-[.E22]" office:value-type="float" office:value="0.00270999999999333" calcext:value-type="float">
            <text:p>0.002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1.829" calcext:value-type="float">
            <text:p>111.829</text:p>
          </table:table-cell>
          <table:table-cell office:value-type="float" office:value="111.83" calcext:value-type="float">
            <text:p>111.83</text:p>
          </table:table-cell>
          <table:table-cell table:style-name="ce3" table:formula="of:=1118.201/10" office:value-type="float" office:value="111.8201" calcext:value-type="float">
            <text:p>111.8201</text:p>
          </table:table-cell>
          <table:table-cell table:style-name="ce4" table:formula="of:=1118.2629/10" office:value-type="float" office:value="111.82629" calcext:value-type="float">
            <text:p>111.82629</text:p>
          </table:table-cell>
          <table:table-cell/>
          <table:table-cell table:formula="of:=[.B23]-[.D23]" office:value-type="float" office:value="0.00889999999999702" calcext:value-type="float">
            <text:p>0.0089</text:p>
          </table:table-cell>
          <table:table-cell table:formula="of:=[.C23]-[.E23]" office:value-type="float" office:value="0.0037099999999981" calcext:value-type="float">
            <text:p>0.00371</text:p>
          </table:table-cell>
          <table:table-cell table:number-columns-repeated="2"/>
          <table:table-cell office:value-type="string" calcext:value-type="string">
            <text:p>Program</text:p>
          </table:table-cell>
          <table:table-cell table:number-columns-repeated="2"/>
          <table:table-cell office:value-type="string" calcext:value-type="string">
            <text:p>Progra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.83" calcext:value-type="float">
            <text:p>111.83</text:p>
          </table:table-cell>
          <table:table-cell office:value-type="float" office:value="111.857" calcext:value-type="float">
            <text:p>111.857</text:p>
          </table:table-cell>
          <table:table-cell table:style-name="ce3" table:formula="of:=1118.201/10" office:value-type="float" office:value="111.8201" calcext:value-type="float">
            <text:p>111.8201</text:p>
          </table:table-cell>
          <table:table-cell table:style-name="ce4" table:formula="of:=1118.2629/10" office:value-type="float" office:value="111.82629" calcext:value-type="float">
            <text:p>111.82629</text:p>
          </table:table-cell>
          <table:table-cell/>
          <table:table-cell table:formula="of:=[.B24]-[.D24]" office:value-type="float" office:value="0.0099000000000018" calcext:value-type="float">
            <text:p>0.0099</text:p>
          </table:table-cell>
          <table:table-cell table:formula="of:=[.C24]-[.E24]" office:value-type="float" office:value="0.0307099999999991" calcext:value-type="float">
            <text:p>0.03071</text:p>
          </table:table-cell>
          <table:table-cell table:number-columns-repeated="2"/>
          <table:table-cell office:value-type="string" calcext:value-type="string">
            <text:p>X * X^T - (1 / N) * (X_1N) * (X_1N)^T</text:p>
          </table:table-cell>
          <table:table-cell table:number-columns-repeated="2"/>
          <table:table-cell office:value-type="string" calcext:value-type="string">
            <text:p>(1 / N) * (X * X^T - (1 / N) * (X_1N) * (X_1N)^T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.857" calcext:value-type="float">
            <text:p>111.857</text:p>
          </table:table-cell>
          <table:table-cell office:value-type="float" office:value="111.875" calcext:value-type="float">
            <text:p>111.875</text:p>
          </table:table-cell>
          <table:table-cell table:style-name="ce3" table:formula="of:=1118.201/10" office:value-type="float" office:value="111.8201" calcext:value-type="float">
            <text:p>111.8201</text:p>
          </table:table-cell>
          <table:table-cell table:style-name="ce4" table:formula="of:=1118.2629/10" office:value-type="float" office:value="111.82629" calcext:value-type="float">
            <text:p>111.82629</text:p>
          </table:table-cell>
          <table:table-cell/>
          <table:table-cell table:formula="of:=[.B25]-[.D25]" office:value-type="float" office:value="0.0369000000000028" calcext:value-type="float">
            <text:p>0.0369</text:p>
          </table:table-cell>
          <table:table-cell table:formula="of:=[.C25]-[.E25]" office:value-type="float" office:value="0.0487099999999998" calcext:value-type="float">
            <text:p>0.04871</text:p>
          </table:table-cell>
          <table:table-cell table:number-columns-repeated="2"/>
          <table:table-cell table:style-name="ce9" office:value-type="float" office:value="-0.0049882019" calcext:value-type="float">
            <text:p>-0.0049882019</text:p>
          </table:table-cell>
          <table:table-cell table:style-name="ce9" office:value-type="float" office:value="0.0043866951" calcext:value-type="float">
            <text:p>0.0043866951</text:p>
          </table:table-cell>
          <table:table-cell/>
          <table:table-cell office:value-type="string" calcext:value-type="string">
            <text:p>{-0.00049882021, 0.0000000, 0.00043866952, 0.0032511593, }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9" office:value-type="float" office:value="0.0043866951" calcext:value-type="float">
            <text:p>0.0043866951</text:p>
          </table:table-cell>
          <table:table-cell table:style-name="ce9" office:value-type="float" office:value="0.032511592" calcext:value-type="float">
            <text:p>0.032511592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float" office:value="-0.00709999999999411" calcext:value-type="float">
            <text:p>-0.0071</text:p>
          </table:table-cell>
          <table:table-cell office:value-type="float" office:value="-0.0132899999999978" calcext:value-type="float">
            <text:p>-0.0132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0.00709999999999411" calcext:value-type="float">
            <text:p>-0.0071</text:p>
          </table:table-cell>
          <table:table-cell office:value-type="float" office:value="-0.0252899999999983" calcext:value-type="float">
            <text:p>-0.0252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0.0190999999999946" calcext:value-type="float">
            <text:p>-0.0191</text:p>
          </table:table-cell>
          <table:table-cell office:value-type="float" office:value="-0.0182899999999933" calcext:value-type="float">
            <text:p>-0.01829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0.0120999999999896" calcext:value-type="float">
            <text:p>-0.0121</text:p>
          </table:table-cell>
          <table:table-cell office:value-type="float" office:value="-0.0172900000000027" calcext:value-type="float">
            <text:p>-0.0172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0.011099999999999" calcext:value-type="float">
            <text:p>-0.0111</text:p>
          </table:table-cell>
          <table:table-cell office:value-type="float" office:value="-0.00428999999999746" calcext:value-type="float">
            <text:p>-0.0042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0.00190000000000623" calcext:value-type="float">
            <text:p>0.0019</text:p>
          </table:table-cell>
          <table:table-cell office:value-type="float" office:value="-0.00728999999999758" calcext:value-type="float">
            <text:p>-0.0072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0.00109999999999388" calcext:value-type="float">
            <text:p>-0.0011</text:p>
          </table:table-cell>
          <table:table-cell office:value-type="float" office:value="0.00270999999999333" calcext:value-type="float">
            <text:p>0.0027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0.00889999999999702" calcext:value-type="float">
            <text:p>0.0089</text:p>
          </table:table-cell>
          <table:table-cell office:value-type="float" office:value="0.0037099999999981" calcext:value-type="float">
            <text:p>0.0037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0.0099000000000018" calcext:value-type="float">
            <text:p>0.0099</text:p>
          </table:table-cell>
          <table:table-cell office:value-type="float" office:value="0.0307099999999991" calcext:value-type="float">
            <text:p>0.0307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0.0369000000000028" calcext:value-type="float">
            <text:p>0.0369</text:p>
          </table:table-cell>
          <table:table-cell office:value-type="float" office:value="0.0487099999999998" calcext:value-type="float">
            <text:p>0.04871</text:p>
          </table:table-cell>
          <table:table-cell table:number-columns-repeated="13"/>
        </table:table-row>
      </table:table>
      <table:table table:name="分散共分散行列" table:style-name="ta1">
        <table:table-column table:style-name="co9" table:default-cell-style-name="Default"/>
        <table:table-column table:style-name="co10" table:number-columns-repeated="6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9" table:number-columns-repeated="3" table:default-cell-style-name="Default"/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OFFIC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X-mean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0.00709999999999411" calcext:value-type="float">
            <text:p>-0.0071</text:p>
          </table:table-cell>
          <table:table-cell office:value-type="float" office:value="-0.0132899999999978" calcext:value-type="float">
            <text:p>-0.0132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-0.00709999999999411" calcext:value-type="float">
            <text:p>-0.0071</text:p>
          </table:table-cell>
          <table:table-cell office:value-type="float" office:value="-0.0252899999999983" calcext:value-type="float">
            <text:p>-0.0252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-0.0190999999999946" calcext:value-type="float">
            <text:p>-0.0191</text:p>
          </table:table-cell>
          <table:table-cell office:value-type="float" office:value="-0.0182899999999933" calcext:value-type="float">
            <text:p>-0.0182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-0.0120999999999896" calcext:value-type="float">
            <text:p>-0.0121</text:p>
          </table:table-cell>
          <table:table-cell office:value-type="float" office:value="-0.0172900000000027" calcext:value-type="float">
            <text:p>-0.0172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-0.011099999999999" calcext:value-type="float">
            <text:p>-0.0111</text:p>
          </table:table-cell>
          <table:table-cell office:value-type="float" office:value="-0.00428999999999746" calcext:value-type="float">
            <text:p>-0.0042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00190000000000623" calcext:value-type="float">
            <text:p>0.0019</text:p>
          </table:table-cell>
          <table:table-cell office:value-type="float" office:value="-0.00728999999999758" calcext:value-type="float">
            <text:p>-0.0072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-0.00109999999999388" calcext:value-type="float">
            <text:p>-0.0011</text:p>
          </table:table-cell>
          <table:table-cell office:value-type="float" office:value="0.00270999999999333" calcext:value-type="float">
            <text:p>0.0027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00889999999999702" calcext:value-type="float">
            <text:p>0.0089</text:p>
          </table:table-cell>
          <table:table-cell office:value-type="float" office:value="0.0037099999999981" calcext:value-type="float">
            <text:p>0.0037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0099000000000018" calcext:value-type="float">
            <text:p>0.0099</text:p>
          </table:table-cell>
          <table:table-cell office:value-type="float" office:value="0.0307099999999991" calcext:value-type="float">
            <text:p>0.030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FFICE</text:p>
          </table:table-cell>
          <table:table-cell table:number-columns-repeated="10"/>
          <table:table-cell office:value-type="float" office:value="0.0369000000000028" calcext:value-type="float">
            <text:p>0.0369</text:p>
          </table:table-cell>
          <table:table-cell office:value-type="float" office:value="0.0487099999999998" calcext:value-type="float">
            <text:p>0.048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-mean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-0.00709999999999411" calcext:value-type="float">
            <text:p>-0.0071</text:p>
          </table:table-cell>
          <table:table-cell office:value-type="float" office:value="-0.0190999999999946" calcext:value-type="float">
            <text:p>-0.0191</text:p>
          </table:table-cell>
          <table:table-cell office:value-type="float" office:value="-0.0120999999999896" calcext:value-type="float">
            <text:p>-0.0121</text:p>
          </table:table-cell>
          <table:table-cell office:value-type="float" office:value="-0.011099999999999" calcext:value-type="float">
            <text:p>-0.0111</text:p>
          </table:table-cell>
          <table:table-cell office:value-type="float" office:value="0.00190000000000623" calcext:value-type="float">
            <text:p>0.0019</text:p>
          </table:table-cell>
          <table:table-cell office:value-type="float" office:value="-0.00109999999999388" calcext:value-type="float">
            <text:p>-0.0011</text:p>
          </table:table-cell>
          <table:table-cell office:value-type="float" office:value="0.00889999999999702" calcext:value-type="float">
            <text:p>0.0089</text:p>
          </table:table-cell>
          <table:table-cell office:value-type="float" office:value="0.0099000000000018" calcext:value-type="float">
            <text:p>0.0099</text:p>
          </table:table-cell>
          <table:table-cell office:value-type="float" office:value="0.0369000000000028" calcext:value-type="float">
            <text:p>0.0369</text:p>
          </table:table-cell>
          <table:table-cell/>
          <table:table-cell table:number-matrix-columns-spanned="2" table:number-matrix-rows-spanned="2" table:formula="of:=MMULT([.B23:.K24];[.M12:.N21])" office:value-type="float" office:value="0.00227889999999955" calcext:value-type="float">
            <text:p>0.0022789</text:p>
          </table:table-cell>
          <table:table-cell office:value-type="float" office:value="0.00299769999999947" calcext:value-type="float">
            <text:p>0.0029977</text:p>
          </table:table-cell>
          <table:table-cell/>
          <table:table-cell table:formula="of:=[.M23]/10" office:value-type="float" office:value="0.000227889999999955" calcext:value-type="float">
            <text:p>0.00022789</text:p>
          </table:table-cell>
          <table:table-cell table:formula="of:=[.N23]/10" office:value-type="float" office:value="0.000299769999999947" calcext:value-type="float">
            <text:p>0.00029977</text:p>
          </table:table-cell>
        </table:table-row>
        <table:table-row table:style-name="ro1">
          <table:table-cell/>
          <table:table-cell office:value-type="float" office:value="-0.0132899999999978" calcext:value-type="float">
            <text:p>-0.01329</text:p>
          </table:table-cell>
          <table:table-cell office:value-type="float" office:value="-0.0252899999999983" calcext:value-type="float">
            <text:p>-0.02529</text:p>
          </table:table-cell>
          <table:table-cell office:value-type="float" office:value="-0.0182899999999933" calcext:value-type="float">
            <text:p>-0.01829</text:p>
          </table:table-cell>
          <table:table-cell office:value-type="float" office:value="-0.0172900000000027" calcext:value-type="float">
            <text:p>-0.01729</text:p>
          </table:table-cell>
          <table:table-cell office:value-type="float" office:value="-0.00428999999999746" calcext:value-type="float">
            <text:p>-0.00429</text:p>
          </table:table-cell>
          <table:table-cell office:value-type="float" office:value="-0.00728999999999758" calcext:value-type="float">
            <text:p>-0.00729</text:p>
          </table:table-cell>
          <table:table-cell office:value-type="float" office:value="0.00270999999999333" calcext:value-type="float">
            <text:p>0.00271</text:p>
          </table:table-cell>
          <table:table-cell office:value-type="float" office:value="0.0037099999999981" calcext:value-type="float">
            <text:p>0.00371</text:p>
          </table:table-cell>
          <table:table-cell office:value-type="float" office:value="0.0307099999999991" calcext:value-type="float">
            <text:p>0.03071</text:p>
          </table:table-cell>
          <table:table-cell office:value-type="float" office:value="0.0487099999999998" calcext:value-type="float">
            <text:p>0.04871</text:p>
          </table:table-cell>
          <table:table-cell/>
          <table:table-cell office:value-type="float" office:value="0.00299769999999947" calcext:value-type="float">
            <text:p>0.0029977</text:p>
          </table:table-cell>
          <table:table-cell office:value-type="float" office:value="0.00485810099999952" calcext:value-type="float">
            <text:p>0.004858101</text:p>
          </table:table-cell>
          <table:table-cell/>
          <table:table-cell table:formula="of:=[.M24]/10" office:value-type="float" office:value="0.000299769999999947" calcext:value-type="float">
            <text:p>0.00029977</text:p>
          </table:table-cell>
          <table:table-cell table:formula="of:=[.N24]/10" office:value-type="float" office:value="0.000485810099999952" calcext:value-type="float">
            <text:p>0.0004858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07:44:05.342529285</meta:creation-date>
    <dc:date>2017-10-01T20:19:46.111951883</dc:date>
    <meta:editing-duration>PT1H48M38S</meta:editing-duration>
    <meta:editing-cycles>1</meta:editing-cycles>
    <meta:document-statistic meta:table-count="2" meta:cell-count="197" meta:object-count="0"/>
    <meta:generator>LibreOffice/4.2.8.2$Linux_X86_64 LibreOffice_project/420m0$Build-2</meta:generator>
  </office:meta>
</office:document-meta>
</file>